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38pt" officeooo:rsid="000fbf70" officeooo:paragraph-rsid="000fbf7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Finished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2:43:51.635428345</meta:creation-date>
    <dc:date>2024-03-28T12:44:32.168330766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3.7.2$Linux_X86_64 LibreOffice_project/30$Build-2</meta:generator>
  </office:meta>
</office:document-meta>
</file>